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ILLCA CALVO,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11252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117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ILLCA CALVO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1252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6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5417150</text:p>
          </table:table-cell>
          <table:table-cell table:style-name="Tabla2.A2" office:value-type="string">
            <text:p text:style-name="P7">67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LE QUEDA A FAVOR S/45.00 SO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8T00:16:4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